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.25in" fo:margin-right="0in" fo:margin-top="0.0693in" fo:margin-bottom="0.0693in" fo:line-height="100%" fo:text-indent="0in" style:auto-text-indent="false"/>
      <style:text-properties fo:color="#000000" style:font-name="Times New Roman" fo:font-size="13.5pt" fo:font-weight="bold" style:font-name-asian="Times New Roman1" style:font-size-asian="13.5pt" style:font-weight-asian="bold" style:font-size-complex="13.5pt" style:font-weight-complex="bold"/>
    </style:style>
    <style:style style:name="P2" style:family="paragraph" style:parent-style-name="List_20_Paragraph" style:list-style-name="L1">
      <style:paragraph-properties fo:margin-top="0.0693in" fo:margin-bottom="0.0693in" fo:line-height="100%"/>
      <style:text-properties fo:color="#000000" style:font-name="Times New Roman" fo:font-size="13.5pt" style:font-name-asian="Times New Roman1" style:font-size-asian="13.5pt" style:font-size-complex="13.5pt" style:font-weight-complex="bold"/>
    </style:style>
    <style:style style:name="T1" style:family="text">
      <style:text-properties fo:font-weight="bold" style:font-weight-asian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Plan for Super EastGate</text:p>
      <text:list xml:id="list931477820" text:style-name="L1">
        <text:list-item>
          <text:p text:style-name="P2"><text:span text:style-name="T1">Introduction</text:span><text:line-break/><text:tab/>In order to do a good job testing Super EastGate, a plan needs to be delvoped. <text:s/>Once the testing is broken up it help the product get through beta versions quickly.</text:p>
        </text:list-item>
        <text:list-item>
          <text:p text:style-name="P2"><text:span text:style-name="T1">Relationship to other documents</text:span><text:line-break/><text:tab/>Testing will test the only real use case for this product – Play Game.</text:p>
        </text:list-item>
        <text:list-item>
          <text:p text:style-name="P2"><text:span text:style-name="T1">System overview</text:span><text:line-break/><text:tab/>The system is comprised of three basic parts. <text:s/>The graphics, the audio, and the game logic.</text:p>
        </text:list-item>
        <text:list-item>
          <text:p text:style-name="P2"><text:span text:style-name="T1">Features to be tested/not to be tested</text:span><text:line-break/><text:tab/>The three previously mentioned aspects of the system will be tested in detail. <text:s/>Graphics will test things such as make sure objects are drawn when they should be, and removed from the screen when needed. <text:s/>Aduio should be played when certain actions are done. <text:s/>Game play should be smooth and enjoyable – if the basic game logic is not smooth, game play testing will be more challenging.</text:p>
        </text:list-item>
        <text:list-item>
          <text:p text:style-name="P2"><text:span text:style-name="T1">Pass/Fail criteria</text:span><text:line-break/>-Graphics: If the graphics are displayed when they should be, and removed from the screen when they should be, the tests will pass.<text:line-break/>-Audio: If the audio sounds are played when they should be and stopped when they should be, the tests will pass.<text:line-break/>-Game Play: The game play tests will fail if the game is not smooth in anyway shape or form.</text:p>
        </text:list-item>
        <text:list-item>
          <text:p text:style-name="P2"><text:span text:style-name="T1">Approach</text:span><text:line-break/>The approach will be broken up into three testing phases. In each phase, each group member will test a different part of the product. The testing will take place over three weeks. <text:s/>This way, each member of the team will test each area of the game at least once.</text:p>
        </text:list-item>
        <text:list-item>
          <text:p text:style-name="P2"><text:span text:style-name="T1">Suspension and resumption</text:span><text:line-break/>Testing will happen over a three week period. <text:s/>Along with testing will be bug fixes. <text:s/>This means that halfway through a week the testing should be done and the bug fixing should begin. <text:s/>By the end of the week the bug fixing should be done and testing will resume again.</text:p>
        </text:list-item>
        <text:list-item>
          <text:p text:style-name="P2"><text:span text:style-name="T1">Testing materials (hardware/software requirements)</text:span><text:line-break/>Testing materials includes some type of computer running Windows. <text:s/>The computer should have speakers hooked up to it and a standard keyboard. <text:s/>The computer should be able to handle the game well enough so it should have a processor exceeding 1Ghz and at least 512MB of RAM. <text:s/>The game requires about 20MB of hard drive space.</text:p>
        </text:list-item>
        <text:list-item>
          <text:p text:style-name="P2"><text:soft-page-break/><text:span text:style-name="T1">Test cases</text:span><text:line-break/>The test cases are defined in detail in the test cases documents.</text:p>
        </text:list-item>
        <text:list-item>
          <text:p text:style-name="P2"><text:span text:style-name="T1">Testing schedule - April</text:span><text:line-break/>The schedule will be over a three week time period as mentioned above. <text:s/>Each of those three weeks will include both testing and bug fixes. <text:s/>The three weeks will be the end of Apri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29T23:41:07</meta:creation-date>
    <dc:date>2010-04-30T00:52:39</dc:date>
    <meta:editing-duration>PT00H18M46S</meta:editing-duration>
    <meta:editing-cycles>3</meta:editing-cycles>
    <meta:generator>OpenOffice.org/3.1$Unix OpenOffice.org_project/310m19$Build-9420</meta:generator>
    <meta:document-statistic meta:table-count="0" meta:image-count="0" meta:object-count="0" meta:page-count="2" meta:paragraph-count="11" meta:word-count="437" meta:character-count="2441"/>
  </office:meta>
</office:document-meta>
</file>